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>
      <style:paragraph-properties fo:margin-top="0in" fo:margin-bottom="0.1965in" style:contextual-spacing="false"/>
    </style:style>
    <style:style style:name="P2" style:family="paragraph" style:parent-style-name="Preformatted_20_Text" style:list-style-name="L4"/>
    <style:style style:name="P3" style:family="paragraph" style:parent-style-name="Preformatted_20_Text" style:list-style-name="L4">
      <style:paragraph-properties fo:margin-top="0in" fo:margin-bottom="0.1965in" style:contextual-spacing="false"/>
    </style:style>
    <style:style style:name="P4" style:family="paragraph" style:parent-style-name="Preformatted_20_Text" style:list-style-name="L5">
      <style:paragraph-properties fo:margin-top="0in" fo:margin-bottom="0.1965in" style:contextual-spacing="false"/>
    </style:style>
    <style:style style:name="P5" style:family="paragraph" style:parent-style-name="Preformatted_20_Text" style:list-style-name="L6">
      <style:paragraph-properties fo:margin-top="0in" fo:margin-bottom="0.1965in" style:contextual-spacing="false"/>
    </style:style>
    <style:style style:name="P6" style:family="paragraph" style:parent-style-name="Preformatted_20_Text" style:list-style-name="L7">
      <style:paragraph-properties fo:margin-top="0in" fo:margin-bottom="0.1965in" style:contextual-spacing="false"/>
    </style:style>
    <style:style style:name="P7" style:family="paragraph" style:parent-style-name="Preformatted_20_Text" style:list-style-name="L8">
      <style:paragraph-properties fo:margin-top="0in" fo:margin-bottom="0.1965in" style:contextual-spacing="false"/>
    </style:style>
    <style:style style:name="P8" style:family="paragraph" style:parent-style-name="Preformatted_20_Text" style:list-style-name="L9">
      <style:paragraph-properties fo:margin-top="0in" fo:margin-bottom="0.1965in" style:contextual-spacing="false"/>
    </style:style>
    <style:style style:name="P9" style:family="paragraph" style:parent-style-name="Preformatted_20_Text" style:list-style-name="L10">
      <style:paragraph-properties fo:margin-top="0in" fo:margin-bottom="0.1965in" style:contextual-spacing="false"/>
    </style:style>
    <style:style style:name="P10" style:family="paragraph" style:parent-style-name="Preformatted_20_Text" style:list-style-name="L11">
      <style:paragraph-properties fo:margin-top="0in" fo:margin-bottom="0.1965in" style:contextual-spacing="false"/>
    </style:style>
    <style:style style:name="P11" style:family="paragraph" style:parent-style-name="Preformatted_20_Text" style:list-style-name="L12">
      <style:paragraph-properties fo:margin-top="0in" fo:margin-bottom="0.1965in" style:contextual-spacing="false"/>
    </style:style>
    <style:style style:name="P12" style:family="paragraph" style:parent-style-name="Preformatted_20_Text" style:list-style-name="L14">
      <style:paragraph-properties fo:margin-top="0in" fo:margin-bottom="0.1965in" style:contextual-spacing="false"/>
    </style:style>
    <style:style style:name="P13" style:family="paragraph" style:parent-style-name="Preformatted_20_Text" style:list-style-name="L15">
      <style:paragraph-properties fo:margin-top="0in" fo:margin-bottom="0.1965in" style:contextual-spacing="false"/>
    </style:style>
    <style:style style:name="P14" style:family="paragraph" style:parent-style-name="Preformatted_20_Text" style:list-style-name="L16">
      <style:paragraph-properties fo:margin-top="0in" fo:margin-bottom="0.1965in" style:contextual-spacing="false"/>
    </style:style>
    <style:style style:name="P15" style:family="paragraph" style:parent-style-name="Preformatted_20_Text" style:list-style-name="L17"/>
    <style:style style:name="P16" style:family="paragraph" style:parent-style-name="Preformatted_20_Text" style:list-style-name="L17">
      <style:paragraph-properties fo:margin-top="0in" fo:margin-bottom="0.1965in" style:contextual-spacing="false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in" fo:margin-bottom="0in" style:contextual-spacing="false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in" fo:margin-bottom="0in" style:contextual-spacing="false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top="0in" fo:margin-bottom="0in" style:contextual-spacing="fals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paragraph-properties fo:margin-top="0in" fo:margin-bottom="0in" style:contextual-spacing="false"/>
    </style:style>
    <style:style style:name="P25" style:family="paragraph" style:parent-style-name="Text_20_body" style:list-style-name="L7"/>
    <style:style style:name="P26" style:family="paragraph" style:parent-style-name="Text_20_body" style:list-style-name="L7">
      <style:paragraph-properties fo:margin-top="0in" fo:margin-bottom="0in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top="0in" fo:margin-bottom="0in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in" fo:margin-bottom="0in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 fo:margin-top="0in" fo:margin-bottom="0in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4">
      <style:paragraph-properties fo:margin-top="0in" fo:margin-bottom="0in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in" fo:margin-bottom="0in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in" fo:margin-bottom="0in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19">
      <style:paragraph-properties fo:margin-top="0in" fo:margin-bottom="0in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0">
      <style:paragraph-properties fo:margin-top="0in" fo:margin-bottom="0in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1">
      <style:paragraph-properties fo:margin-top="0in" fo:margin-bottom="0in" style:contextual-spacing="false"/>
    </style:style>
    <style:style style:name="P45" style:family="paragraph" style:parent-style-name="Text_20_body" style:list-style-name="L22"/>
    <style:style style:name="P46" style:family="paragraph" style:parent-style-name="Text_20_body" style:list-style-name="L22">
      <style:paragraph-properties fo:margin-top="0in" fo:margin-bottom="0in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3">
      <style:paragraph-properties fo:margin-top="0in" fo:margin-bottom="0in" style:contextual-spacing="false"/>
    </style:style>
    <style:style style:name="P49" style:family="paragraph" style:parent-style-name="Text_20_body">
      <style:paragraph-properties fo:text-align="center" style:justify-single-word="false"/>
      <style:text-properties officeooo:paragraph-rsid="000bb83f"/>
    </style:style>
    <style:style style:name="T1" style:family="text">
      <style:text-properties officeooo:rsid="000bb83f"/>
    </style:style>
    <style:style style:name="T2" style:family="text">
      <style:text-properties style:text-underline-style="solid" style:text-underline-width="auto" style:text-underline-color="font-color" officeooo:rsid="000bb83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Strong_20_Emphasis"><text:span text:style-name="T2">SQLite Quick Reference</text:span></text:span></text:p>
      <text:p text:style-name="Text_20_body"><text:span text:style-name="Strong_20_Emphasis"/></text:p>
      <text:p text:style-name="Text_20_body"><text:span text:style-name="Strong_20_Emphasis">SQLite:</text:span></text:p>
      <text:list text:style-name="L1">
        <text:list-item>
          <text:p text:style-name="P18">Self-contained, serverless, zero-configuration, transactional SQL database engine.</text:p>
        </text:list-item>
        <text:list-item>
          <text:p text:style-name="P18">Implemented as a C library that can be embedded into applications.</text:p>
        </text:list-item>
        <text:list-item>
          <text:p text:style-name="P17">Widely used in mobile apps, desktop software, web browsers, and other environments requiring a lightweight, portable database.</text:p>
        </text:list-item>
      </text:list>
      <text:p text:style-name="Text_20_body"><text:span text:style-name="Strong_20_Emphasis">Database Creation:</text:span></text:p>
      <text:list text:style-name="L2">
        <text:list-item>
          <text:p text:style-name="P20">Create a new SQLite database file with the <text:span text:style-name="Source_20_Text">.sqlite</text:span> or <text:span text:style-name="Source_20_Text">.db</text:span> extension.</text:p>
        </text:list-item>
        <text:list-item>
          <text:p text:style-name="P19">Initialize a new database using the <text:span text:style-name="Source_20_Text">sqlite3</text:span> command-line tool or programmatically with SQLite APIs.</text:p>
        </text:list-item>
      </text:list>
      <text:p text:style-name="Text_20_body"><text:span text:style-name="Strong_20_Emphasis">Tables and Columns:</text:span></text:p>
      <text:list text:style-name="L3">
        <text:list-item>
          <text:p text:style-name="P22">Define database schema using CREATE TABLE statement.</text:p>
        </text:list-item>
        <text:list-item>
          <text:p text:style-name="P22">Specify column names, data types, constraints, and indexes.</text:p>
        </text:list-item>
        <text:list-item>
          <text:p text:style-name="P21">Example:</text:p>
          <text:p text:style-name="P1">sql</text:p>
        </text:list-item>
      </text:list>
      <text:list text:style-name="L4">
        <text:list-item>
          <text:p text:style-name="P2"><text:span text:style-name="Source_20_Text">CREATE TABLE users (</text:span></text:p>
          <text:p text:style-name="P2"><text:span text:style-name="Source_20_Text"><text:s text:c="2"/>id INTEGER PRIMARY KEY,</text:span></text:p>
          <text:p text:style-name="P2"><text:span text:style-name="Source_20_Text"><text:s text:c="2"/>username TEXT UNIQUE NOT NULL,</text:span></text:p>
          <text:p text:style-name="P2"><text:span text:style-name="Source_20_Text"><text:s text:c="2"/>password TEXT NOT NULL</text:span></text:p>
          <text:p text:style-name="P3"><text:span text:style-name="Source_20_Text">);</text:span></text:p>
        </text:list-item>
      </text:list>
      <text:p text:style-name="Text_20_body"><text:span text:style-name="Strong_20_Emphasis">Inserting Data:</text:span></text:p>
      <text:list text:style-name="L5">
        <text:list-item>
          <text:p text:style-name="P24">Insert records into tables using INSERT INTO statement.</text:p>
        </text:list-item>
        <text:list-item>
          <text:p text:style-name="P24">Specify column names and values to insert.</text:p>
        </text:list-item>
        <text:list-item>
          <text:p text:style-name="P23">Example:</text:p>
          <text:p text:style-name="P4">sql</text:p>
        </text:list-item>
      </text:list>
      <text:list text:style-name="L6">
        <text:list-item>
          <text:p text:style-name="P5"><text:span text:style-name="Source_20_Text">INSERT INTO users (username, password) VALUES ('john_doe', 'password123');</text:span></text:p>
        </text:list-item>
      </text:list>
      <text:p text:style-name="Text_20_body"><text:span text:style-name="Strong_20_Emphasis">Querying Data:</text:span></text:p>
      <text:list text:style-name="L7">
        <text:list-item>
          <text:p text:style-name="P26">Retrieve data from tables using SELECT statement.</text:p>
        </text:list-item>
        <text:list-item>
          <text:p text:style-name="P26">Specify columns to select, conditions to filter records, and ordering criteria.</text:p>
        </text:list-item>
        <text:list-item>
          <text:p text:style-name="P25">Example:</text:p>
          <text:p text:style-name="P6">sql</text:p>
        </text:list-item>
      </text:list>
      <text:list text:style-name="L8">
        <text:list-item>
          <text:p text:style-name="P7"><text:span text:style-name="Source_20_Text">SELECT * FROM users WHERE username = 'john_doe';</text:span></text:p>
        </text:list-item>
      </text:list>
      <text:p text:style-name="Text_20_body"><text:span text:style-name="Strong_20_Emphasis">Updating Data:</text:span></text:p>
      <text:list text:style-name="L9">
        <text:list-item>
          <text:p text:style-name="P28"><text:soft-page-break/>Modify existing records in tables using UPDATE statement.</text:p>
        </text:list-item>
        <text:list-item>
          <text:p text:style-name="P28">Set new values for specific columns and specify conditions to filter records.</text:p>
        </text:list-item>
        <text:list-item>
          <text:p text:style-name="P27">Example:</text:p>
          <text:p text:style-name="P8">sql</text:p>
        </text:list-item>
      </text:list>
      <text:list text:style-name="L10">
        <text:list-item>
          <text:p text:style-name="P9"><text:span text:style-name="Source_20_Text">UPDATE users SET password = 'newpassword' WHERE username = 'john_doe';</text:span></text:p>
        </text:list-item>
      </text:list>
      <text:p text:style-name="Text_20_body"><text:span text:style-name="Strong_20_Emphasis">Deleting Data:</text:span></text:p>
      <text:list text:style-name="L11">
        <text:list-item>
          <text:p text:style-name="P30">Remove records from tables using DELETE statement.</text:p>
        </text:list-item>
        <text:list-item>
          <text:p text:style-name="P30">Specify conditions to filter records to delete.</text:p>
        </text:list-item>
        <text:list-item>
          <text:p text:style-name="P29">Example:</text:p>
          <text:p text:style-name="P10">sql</text:p>
        </text:list-item>
      </text:list>
      <text:list text:style-name="L12">
        <text:list-item>
          <text:p text:style-name="P11"><text:span text:style-name="Source_20_Text">DELETE FROM users WHERE username = 'john_doe';</text:span></text:p>
        </text:list-item>
      </text:list>
      <text:p text:style-name="Text_20_body"><text:span text:style-name="Strong_20_Emphasis">Transactions:</text:span></text:p>
      <text:list text:style-name="L13">
        <text:list-item>
          <text:p text:style-name="P32">Group SQL statements into transactions for atomicity and consistency.</text:p>
        </text:list-item>
        <text:list-item>
          <text:p text:style-name="P32">Begin transactions with BEGIN TRANSACTION statement and commit changes with COMMIT statement.</text:p>
        </text:list-item>
        <text:list-item>
          <text:p text:style-name="P31">Rollback changes with ROLLBACK statement in case of errors or failures.</text:p>
        </text:list-item>
      </text:list>
      <text:p text:style-name="Text_20_body"><text:span text:style-name="Strong_20_Emphasis">Indexes:</text:span></text:p>
      <text:list text:style-name="L14">
        <text:list-item>
          <text:p text:style-name="P34">Improve query performance by creating indexes on columns used frequently in WHERE clauses.</text:p>
        </text:list-item>
        <text:list-item>
          <text:p text:style-name="P34">Use CREATE INDEX statement to define indexes on one or more columns.</text:p>
        </text:list-item>
        <text:list-item>
          <text:p text:style-name="P33">Example:</text:p>
          <text:p text:style-name="P12">sql</text:p>
        </text:list-item>
      </text:list>
      <text:list text:style-name="L15">
        <text:list-item>
          <text:p text:style-name="P13"><text:span text:style-name="Source_20_Text">CREATE INDEX idx_username ON users (username);</text:span></text:p>
        </text:list-item>
      </text:list>
      <text:p text:style-name="Text_20_body"><text:span text:style-name="Strong_20_Emphasis">Constraints:</text:span></text:p>
      <text:list text:style-name="L16">
        <text:list-item>
          <text:p text:style-name="P36">Enforce data integrity and rules using constraints.</text:p>
        </text:list-item>
        <text:list-item>
          <text:p text:style-name="P36">Common constraints include PRIMARY KEY, UNIQUE, NOT NULL, CHECK, and FOREIGN KEY.</text:p>
        </text:list-item>
        <text:list-item>
          <text:p text:style-name="P35">Example:</text:p>
          <text:p text:style-name="P14">sql</text:p>
        </text:list-item>
      </text:list>
      <text:list text:style-name="L17">
        <text:list-item>
          <text:p text:style-name="P15"><text:span text:style-name="Source_20_Text">CREATE TABLE users (</text:span></text:p>
          <text:p text:style-name="P15"><text:span text:style-name="Source_20_Text"><text:s text:c="2"/>id INTEGER PRIMARY KEY,</text:span></text:p>
          <text:p text:style-name="P15"><text:span text:style-name="Source_20_Text"><text:s text:c="2"/>username TEXT UNIQUE NOT NULL,</text:span></text:p>
          <text:p text:style-name="P15"><text:span text:style-name="Source_20_Text"><text:s text:c="2"/>password TEXT NOT NULL</text:span></text:p>
          <text:p text:style-name="P16"><text:span text:style-name="Source_20_Text">);</text:span></text:p>
        </text:list-item>
      </text:list>
      <text:p text:style-name="Text_20_body"><text:span text:style-name="Strong_20_Emphasis">Backup and Restore:</text:span></text:p>
      <text:list text:style-name="L18">
        <text:list-item>
          <text:p text:style-name="P38"><text:soft-page-break/>Create backups of SQLite databases using the <text:span text:style-name="Source_20_Text">.backup</text:span> command or backup APIs.</text:p>
        </text:list-item>
        <text:list-item>
          <text:p text:style-name="P38">Restore backups using the <text:span text:style-name="Source_20_Text">.restore</text:span> command or restore APIs.</text:p>
        </text:list-item>
        <text:list-item>
          <text:p text:style-name="P37">Ensure database integrity during backup and restore operations.</text:p>
        </text:list-item>
      </text:list>
      <text:p text:style-name="Text_20_body"><text:span text:style-name="Strong_20_Emphasis">Full-Text Search:</text:span></text:p>
      <text:list text:style-name="L19">
        <text:list-item>
          <text:p text:style-name="P40">Perform full-text search queries on text data stored in SQLite databases.</text:p>
        </text:list-item>
        <text:list-item>
          <text:p text:style-name="P40">Use the FTS3 or FTS4 extension for full-text indexing and searching.</text:p>
        </text:list-item>
        <text:list-item>
          <text:p text:style-name="P39">Create virtual tables with FTS3 or FTS4 module to enable full-text search functionality.</text:p>
        </text:list-item>
      </text:list>
      <text:p text:style-name="Text_20_body"><text:span text:style-name="Strong_20_Emphasis">Triggers:</text:span></text:p>
      <text:list text:style-name="L20">
        <text:list-item>
          <text:p text:style-name="P42">Define triggers to automatically execute SQL statements in response to certain database events.</text:p>
        </text:list-item>
        <text:list-item>
          <text:p text:style-name="P42">Triggers can be set to execute before or after INSERT, UPDATE, DELETE operations on tables.</text:p>
        </text:list-item>
        <text:list-item>
          <text:p text:style-name="P41">Use CREATE TRIGGER statement to define triggers.</text:p>
        </text:list-item>
      </text:list>
      <text:p text:style-name="Text_20_body"><text:span text:style-name="Strong_20_Emphasis">Views:</text:span></text:p>
      <text:list text:style-name="L21">
        <text:list-item>
          <text:p text:style-name="P44">Create views to encapsulate complex queries and present data in a structured format.</text:p>
        </text:list-item>
        <text:list-item>
          <text:p text:style-name="P44">Views act as virtual tables derived from the result set of a SELECT query.</text:p>
        </text:list-item>
        <text:list-item>
          <text:p text:style-name="P43">Use CREATE VIEW statement to define views.</text:p>
        </text:list-item>
      </text:list>
      <text:p text:style-name="Text_20_body"><text:span text:style-name="Strong_20_Emphasis">Pragma Commands:</text:span></text:p>
      <text:list text:style-name="L22">
        <text:list-item>
          <text:p text:style-name="P46">Control various aspects of SQLite behavior using pragma commands.</text:p>
        </text:list-item>
        <text:list-item>
          <text:p text:style-name="P46">Pragma commands are special SQL statements used to query and set runtime parameters.</text:p>
        </text:list-item>
        <text:list-item>
          <text:p text:style-name="P45">Common pragma commands include PRAGMA database_list, PRAGMA table_info, PRAGMA foreign_key_check, etc.</text:p>
        </text:list-item>
      </text:list>
      <text:p text:style-name="Text_20_body"><text:span text:style-name="Strong_20_Emphasis">User-Defined Functions:</text:span></text:p>
      <text:list text:style-name="L23">
        <text:list-item>
          <text:p text:style-name="P48">Extend SQLite functionality by defining custom user-defined functions (UDFs).</text:p>
        </text:list-item>
        <text:list-item>
          <text:p text:style-name="P48">Register UDFs with SQLite runtime to be used in SQL queries.</text:p>
        </text:list-item>
        <text:list-item>
          <text:p text:style-name="P47">Implement custom functions in C/C++ and load them dynamically into SQLite runtim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3:26.683812768</meta:creation-date>
    <dc:date>2024-04-07T12:24:37.560591890</dc:date>
    <meta:editing-duration>PT4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86" meta:word-count="606" meta:character-count="3744" meta:non-whitespace-character-count="3281"/>
  </office:meta>
</office:document-meta>
</file>